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1ba3" officeooo:paragraph-rsid="00051ba3"/>
    </style:style>
    <style:style style:name="P2" style:family="paragraph" style:parent-style-name="Standard">
      <style:text-properties officeooo:rsid="00095d5b" officeooo:paragraph-rsid="000ebd15"/>
    </style:style>
    <style:style style:name="P3" style:family="paragraph" style:parent-style-name="Standard">
      <style:text-properties officeooo:rsid="000ebd15" officeooo:paragraph-rsid="000ebd15"/>
    </style:style>
    <style:style style:name="T1" style:family="text">
      <style:text-properties officeooo:rsid="00080674"/>
    </style:style>
    <style:style style:name="T2" style:family="text">
      <style:text-properties officeooo:rsid="000b6f35"/>
    </style:style>
    <style:style style:name="T3" style:family="text">
      <style:text-properties officeooo:rsid="000ebd15"/>
    </style:style>
    <style:style style:name="T4" style:family="text">
      <style:text-properties officeooo:rsid="00095d5b"/>
    </style:style>
    <style:style style:name="T5" style:family="text">
      <style:text-properties officeooo:rsid="0010902d"/>
    </style:style>
    <style:style style:name="T6" style:family="text">
      <style:text-properties officeooo:rsid="00127e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Numerically Solving The 1D Serre Equations in the Presence of <text:span text:style-name="T6">Discontiniuities</text:span></text:p>
      <text:p text:style-name="P1"/>
      <text:p text:style-name="P1">Abstract:</text:p>
      <text:p text:style-name="P1"/>
      <text:p text:style-name="P1">The Serre equations are a shallow water approximation to the incompressible Euler equations that <text:span text:style-name="T2">retain the terms of th</text:span>e Shallow Water Wave Equations while introducing dispersive <text:span text:style-name="T2">terms</text:span> that <text:span text:style-name="T2">make the Serre equations more relevant when</text:span> wave<text:span text:style-name="T2"> amplitude is significant compared to water depth. Most of the literature numerically solves these equations for smooth initial conditions, <text:s/>however, in real world applications such as the Dam-Break problem it is important to handle discontinous initial conditions. </text:span></text:p>
      <text:p text:style-name="P1"/>
      <text:p text:style-name="P1"><text:span text:style-name="T2">Thus the numerical scheme</text:span> proposed in [Hank] <text:span text:style-name="T1">has been extended </text:span>to second- and third-order <text:span text:style-name="T1">to investigate the capabilities of this scheme in the presence of discontinuities, which we expect to be good since it utilises a Finite Volume Method. </text:span></text:p>
      <text:p text:style-name="P1"/>
      <text:p text:style-name="P2">These methods were validated <text:span text:style-name="T5">and their order of convergene was confirmed </text:span>for smooth <text:span text:style-name="T5">initial conditions</text:span> <text:span text:style-name="T3">using the analytic soliton solution. The methods also compared well with experimental results from [] containing a discontinuity. </text:span></text:p>
      <text:p text:style-name="P2"/>
      <text:p text:style-name="P3">To further investigate the behaviour of discontinuities a smooth approximation of the Dam-Break problem was used to observe<text:span text:style-name="T4"> how the solutions to the smooth dam break problem behaved as the initial conditions became more discontinous. The results of these methods were compared to the results of two second-order finite difference methods. One which is simply the second-order </text:span>centered <text:span text:style-name="T4">finite difference approximation to the Serre equations and the other from [Grimshaw]. These schemes showed the same behaviour in the presence of steep gradients as those derived from the numerical scheme proposed by [Hank] and included all the observed behaviour for discontinuous and smooth initial conditions thus observed far in the litera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3:23:57.098625850</meta:creation-date>
    <dc:date>2016-01-07T11:49:29.720309800</dc:date>
    <meta:editing-duration>PT47M3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68" meta:character-count="1805" meta:non-whitespace-character-count="1539"/>
  </office:meta>
</office:document-meta>
</file>